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in" fo:margin-left="0.9347in" table:align="left"/>
    </style:style>
    <style:style style:name="Table1.A" style:family="table-column">
      <style:table-column-properties style:column-width="3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264in"/>
    </style:style>
    <style:style style:name="Table2" style:family="table">
      <style:table-properties style:width="3.25in" fo:margin-left="1.0042in" table:align="left"/>
    </style:style>
    <style:style style:name="Table2.A" style:family="table-column">
      <style:table-column-properties style:column-width="3.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06in" fo:margin-left="1.2958in" table:align="left"/>
    </style:style>
    <style:style style:name="Table3.A" style:family="table-column">
      <style:table-column-properties style:column-width="3.180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a61e" officeooo:paragraph-rsid="0013a61e"/>
    </style:style>
    <style:style style:name="P2" style:family="paragraph" style:parent-style-name="Table_20_Contents">
      <style:paragraph-properties fo:text-align="center" style:justify-single-word="false"/>
      <style:text-properties officeooo:rsid="0013a61e" officeooo:paragraph-rsid="0013a61e"/>
    </style:style>
    <style:style style:name="P3" style:family="paragraph" style:parent-style-name="Table_20_Contents">
      <style:text-properties fo:font-size="14pt" officeooo:rsid="0013a61e" officeooo:paragraph-rsid="0013a61e" style:font-size-asian="12.25pt" style:font-size-complex="14pt"/>
    </style:style>
    <style:style style:name="P4" style:family="paragraph" style:parent-style-name="Table_20_Contents">
      <style:text-properties fo:font-size="14pt" officeooo:rsid="0013a61e" officeooo:paragraph-rsid="0013a61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a61e" officeooo:paragraph-rsid="0013a61e" style:font-size-asian="14pt" style:font-size-complex="14pt"/>
    </style:style>
    <style:style style:name="P6" style:family="paragraph" style:parent-style-name="Table_20_Contents">
      <style:text-properties officeooo:paragraph-rsid="00142225"/>
    </style:style>
    <style:style style:name="P7" style:family="paragraph" style:parent-style-name="Table_20_Contents">
      <style:text-properties officeooo:rsid="00142225" officeooo:paragraph-rsid="00142225"/>
    </style:style>
    <style:style style:name="P8" style:family="paragraph" style:parent-style-name="Table_20_Contents">
      <style:paragraph-properties fo:text-align="center" style:justify-single-word="false"/>
      <style:text-properties officeooo:rsid="00142225" officeooo:paragraph-rsid="00142225"/>
    </style:style>
    <style:style style:name="T1" style:family="text">
      <style:text-properties officeooo:rsid="0013a61e"/>
    </style:style>
    <style:style style:name="T2" style:family="text">
      <style:text-properties officeooo:rsid="001422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DSAlinkedList</text:p>
          </table:table-cell>
        </table:table-row>
        <table:table-row>
          <table:table-cell table:style-name="Table1.A2" office:value-type="string">
            <text:p text:style-name="P4"/>
            <text:p text:style-name="P4"><text:s/>- nodeVal : integer</text:p>
            <text:p text:style-name="P3"><text:s/>- newVal : Integer</text:p>
            <text:p text:style-name="P3"/>
          </table:table-cell>
        </table:table-row>
        <table:table-row table:style-name="Table1.3">
          <table:table-cell table:style-name="Table1.A2" office:value-type="string">
            <text:p text:style-name="Table_20_Contents"/>
            <text:p text:style-name="Table_20_Contents"><text:s/><text:span text:style-name="T1">+ isEmpty <text:s/>: Boolean</text:span></text:p>
            <text:p text:style-name="Table_20_Contents"><text:s/><text:span text:style-name="T1">+ insertFirst : void</text:span></text:p>
            <text:p text:style-name="Table_20_Contents"><text:s/><text:span text:style-name="T1">+ insertLast: void</text:span></text:p>
            <text:p text:style-name="Table_20_Contents"><text:s/><text:span text:style-name="T1">+ removeFirst : Object</text:span></text:p>
            <text:p text:style-name="P1"><text:s/>+ removeLast : Object</text:p>
            <text:p text:style-name="P1"><text:s/>+ peekFirst: Object</text:p>
            <text:p text:style-name="P1"><text:s/>+ peekLast : Object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DSAlistNODE</text:p>
          </table:table-cell>
        </table:table-row>
        <table:table-row>
          <table:table-cell table:style-name="Table2.A2" office:value-type="string">
            <text:p text:style-name="P6"/>
            <text:p text:style-name="P6"><text:s/>- <text:span text:style-name="T2">val : Object</text:span></text:p>
            <text:p text:style-name="Table_20_Contents"><text:s/>- <text:span text:style-name="T2">next : DSAlistNODE</text:span></text:p>
            <text:p text:style-name="P6"><text:s/>- <text:span text:style-name="T2">prev : DSAlistNODE</text:span></text:p>
            <text:p text:style-name="P6"/>
          </table:table-cell>
        </table:table-row>
        <table:table-row>
          <table:table-cell table:style-name="Table2.A2" office:value-type="string">
            <text:p text:style-name="P7"/>
            <text:p text:style-name="P7"><text:s/>+ serValue : void</text:p>
            <text:p text:style-name="P7"><text:s/>+ getValue : Object</text:p>
            <text:p text:style-name="P7"><text:s/>+ setValue <text:s/>: <text:s/>void</text:p>
            <text:p text:style-name="P7"><text:s/>+ getValue <text:s/>: Object</text:p>
            <text:p text:style-name="P7"><text:s/>+ setNext : void</text:p>
            <text:p text:style-name="P7"><text:s/>+ getNext : DSAlistNODE</text:p>
            <text:p text:style-name="P7"><text:s/>+ setPrev: void</text:p>
            <text:p text:style-name="P7"><text:s/>+ getPrev : DSAlistNODE</text:p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19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DSAlinkedListTestHarness</text:p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main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05:05.649740458</meta:creation-date>
    <dc:date>2020-04-18T15:29:12.272674840</dc:date>
    <meta:editing-duration>PT3M12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2" meta:paragraph-count="25" meta:word-count="81" meta:character-count="475" meta:non-whitespace-character-count="375"/>
  </office:meta>
</office:document-meta>
</file>